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8.563cm" fo:margin-left="-0.81cm" table:align="left"/>
    </style:style>
    <style:style style:name="Tabla1.A" style:family="table-column">
      <style:table-column-properties style:column-width="2.249cm"/>
    </style:style>
    <style:style style:name="Tabla1.B" style:family="table-column">
      <style:table-column-properties style:column-width="3.995cm"/>
    </style:style>
    <style:style style:name="Tabla1.C" style:family="table-column">
      <style:table-column-properties style:column-width="2.91cm"/>
    </style:style>
    <style:style style:name="Tabla1.D" style:family="table-column">
      <style:table-column-properties style:column-width="6.906cm"/>
    </style:style>
    <style:style style:name="Tabla1.E" style:family="table-column">
      <style:table-column-properties style:column-width="2.503cm"/>
    </style:style>
    <style:style style:name="Tabla1.A1" style:family="table-cell">
      <style:table-cell-properties style:vertical-align="middle" fo:padding="0.049cm" fo:border="none"/>
    </style:style>
    <style:style style:name="Tabla1.5" style:family="table-row">
      <style:table-row-properties style:min-row-height="3.344cm"/>
    </style:style>
    <style:style style:name="Tabla1.6" style:family="table-row">
      <style:table-row-properties style:min-row-height="3.219cm"/>
    </style:style>
    <style:style style:name="Tabla1.7" style:family="table-row">
      <style:table-row-properties style:min-row-height="10.398cm"/>
    </style:style>
    <style:style style:name="Tabla1.12" style:family="table-row">
      <style:table-row-properties style:min-row-height="3.734cm"/>
    </style:style>
    <style:style style:name="Tabla1.14" style:family="table-row">
      <style:table-row-properties style:min-row-height="2.004cm"/>
    </style:style>
    <style:style style:name="Tabla1.15" style:family="table-row">
      <style:table-row-properties style:min-row-height="3.334cm"/>
    </style:style>
    <style:style style:name="Tabla1.17" style:family="table-row">
      <style:table-row-properties style:min-row-height="0.718cm"/>
    </style:style>
    <style:style style:name="P1" style:family="paragraph" style:parent-style-name="Standard">
      <style:text-properties officeooo:paragraph-rsid="000bef46"/>
    </style:style>
    <style:style style:name="P2" style:family="paragraph" style:parent-style-name="Standard">
      <style:text-properties officeooo:rsid="000ef04a" officeooo:paragraph-rsid="000ef04a"/>
    </style:style>
    <style:style style:name="P3" style:family="paragraph" style:parent-style-name="Standard">
      <style:text-properties officeooo:rsid="001002e4" officeooo:paragraph-rsid="001002e4"/>
    </style:style>
    <style:style style:name="P4" style:family="paragraph" style:parent-style-name="Table_20_Contents">
      <style:text-properties officeooo:rsid="000bef46" officeooo:paragraph-rsid="000bef46"/>
    </style:style>
    <style:style style:name="P5" style:family="paragraph" style:parent-style-name="Table_20_Contents">
      <style:text-properties officeooo:rsid="000bef46" officeooo:paragraph-rsid="000ef04a"/>
    </style:style>
    <style:style style:name="P6" style:family="paragraph" style:parent-style-name="Table_20_Contents">
      <style:text-properties officeooo:rsid="000dcd93" officeooo:paragraph-rsid="000dcd93"/>
    </style:style>
    <style:style style:name="P7" style:family="paragraph" style:parent-style-name="Table_20_Contents">
      <style:text-properties officeooo:paragraph-rsid="000dcd93"/>
    </style:style>
    <style:style style:name="P8" style:family="paragraph" style:parent-style-name="Table_20_Contents">
      <style:text-properties officeooo:rsid="000ef04a" officeooo:paragraph-rsid="000ef04a"/>
    </style:style>
    <style:style style:name="P9" style:family="paragraph" style:parent-style-name="Text_20_body">
      <style:text-properties officeooo:paragraph-rsid="000bef46"/>
    </style:style>
    <style:style style:name="P10" style:family="paragraph" style:parent-style-name="Text_20_body">
      <style:paragraph-properties fo:margin-top="0cm" fo:margin-bottom="0cm" style:contextual-spacing="false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01002e4"/>
    </style:style>
    <style:style style:name="T1" style:family="text">
      <style:text-properties officeooo:rsid="000bef46"/>
    </style:style>
    <style:style style:name="T2" style:family="text">
      <style:text-properties officeooo:rsid="000dcd93"/>
    </style:style>
    <style:style style:name="T3" style:family="text">
      <style:text-properties officeooo:rsid="000ef04a"/>
    </style:style>
    <style:style style:name="T4" style:family="text">
      <style:text-properties officeooo:rsid="001002e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>
            <table:table-cell table:style-name="Tabla1.A1" office:value-type="string">
              <text:p text:style-name="Table_20_Heading"><text:span text:style-name="Strong_20_Emphasis">Número</text:span></text:p>
            </table:table-cell>
            <table:table-cell table:style-name="Tabla1.A1" office:value-type="string">
              <text:p text:style-name="Table_20_Heading"><text:span text:style-name="Strong_20_Emphasis">Caso de Uso</text:span></text:p>
            </table:table-cell>
            <table:table-cell table:style-name="Tabla1.A1" office:value-type="string">
              <text:p text:style-name="Table_20_Heading"><text:span text:style-name="Strong_20_Emphasis">Actores</text:span></text:p>
            </table:table-cell>
            <table:table-cell table:style-name="Tabla1.A1" office:value-type="string">
              <text:p text:style-name="Table_20_Heading"><text:span text:style-name="Strong_20_Emphasis">Flujo</text:span></text:p>
            </table:table-cell>
            <table:table-cell table:style-name="Tabla1.A1" office:value-type="string">
              <text:p text:style-name="Table_20_Heading"><text:span text:style-name="Strong_20_Emphasis">Tipo</text:span></text:p>
            </table:table-cell>
          </table:table-row>
        </table:table-header-rows>
        <table:table-row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Table_20_Contents">Registrarse en el sistema</text:p>
          </table:table-cell>
          <table:table-cell table:style-name="Tabla1.A1" office:value-type="string">
            <text:p text:style-name="Table_20_Contents">Usuario</text:p>
          </table:table-cell>
          <table:table-cell table:style-name="Tabla1.A1" office:value-type="string">
            <text:p text:style-name="Table_20_Contents">1. El usuario llena el formulario de registro.<text:line-break/>2. El sistema valida los datos y crea una cuenta nueva.<text:line-break/>3. El sistema notifica al usuario que el registro fue exitoso.</text:p>
          </table:table-cell>
          <table:table-cell table:style-name="Tabla1.A1" office:value-type="string">
            <text:p text:style-name="Table_20_Contents">Primario</text:p>
          </table:table-cell>
        </table:table-row>
        <table:table-row>
          <table:table-cell table:style-name="Tabla1.A1" office:value-type="string">
            <text:p text:style-name="P4">2</text:p>
          </table:table-cell>
          <table:table-cell table:style-name="Tabla1.A1" office:value-type="string">
            <text:p text:style-name="Table_20_Contents">Iniciar sesión</text:p>
          </table:table-cell>
          <table:table-cell table:style-name="Tabla1.A1" office:value-type="string">
            <text:p text:style-name="Table_20_Contents">Usuario</text:p>
          </table:table-cell>
          <table:table-cell table:style-name="Tabla1.A1" office:value-type="string">
            <text:p text:style-name="Table_20_Contents">1. El usuario ingresa su nombre de usuario y contraseña.<text:line-break/>2. El sistema valida las credenciales.<text:line-break/>3. Si son correctas, el sistema permite el acceso al usuario.</text:p>
          </table:table-cell>
          <table:table-cell table:style-name="Tabla1.A1" office:value-type="string">
            <text:p text:style-name="Table_20_Contents">Primario</text:p>
          </table:table-cell>
        </table:table-row>
        <table:table-row>
          <table:table-cell table:style-name="Tabla1.A1" office:value-type="string">
            <text:p text:style-name="P4">3</text:p>
          </table:table-cell>
          <table:table-cell table:style-name="Tabla1.A1" office:value-type="string">
            <text:p text:style-name="Table_20_Contents">Ver saldo actual de la cartera</text:p>
          </table:table-cell>
          <table:table-cell table:style-name="Tabla1.A1" office:value-type="string">
            <text:p text:style-name="P4">Anunciante</text:p>
          </table:table-cell>
          <table:table-cell table:style-name="Tabla1.A1" office:value-type="string">
            <text:p text:style-name="Table_20_Contents">1. El usuario inicia sesión en el sistema.<text:line-break/>2. El sistema muestra el saldo actual de la cartera.</text:p>
          </table:table-cell>
          <table:table-cell table:style-name="Tabla1.A1" office:value-type="string">
            <text:p text:style-name="Table_20_Contents">Primario</text:p>
          </table:table-cell>
        </table:table-row>
        <table:table-row table:style-name="Tabla1.5">
          <table:table-cell table:style-name="Tabla1.A1" office:value-type="string">
            <text:p text:style-name="P4">4</text:p>
          </table:table-cell>
          <table:table-cell table:style-name="Tabla1.A1" office:value-type="string">
            <text:p text:style-name="Table_20_Contents">Recargar saldo en la cartera</text:p>
          </table:table-cell>
          <table:table-cell table:style-name="Tabla1.A1" office:value-type="string">
            <text:p text:style-name="P4">Anunciante</text:p>
          </table:table-cell>
          <table:table-cell table:style-name="Tabla1.A1" office:value-type="string">
            <text:p text:style-name="Table_20_Contents">1. El usuario ingresa el monto a recargar.<text:line-break/>2. El sistema suma el monto ingresado al saldo actual.<text:line-break/>3. El sistema guarda la transacción y muestra el saldo actualizado.</text:p>
          </table:table-cell>
          <table:table-cell table:style-name="Tabla1.A1" office:value-type="string">
            <text:p text:style-name="Table_20_Contents">Primario</text:p>
          </table:table-cell>
        </table:table-row>
        <table:table-row table:style-name="Tabla1.6">
          <table:table-cell table:style-name="Tabla1.A1" office:value-type="string">
            <text:p text:style-name="P4">5</text:p>
          </table:table-cell>
          <table:table-cell table:style-name="Tabla1.A1" office:value-type="string">
            <text:p text:style-name="Table_20_Contents">Publicar anuncio</text:p>
          </table:table-cell>
          <table:table-cell table:style-name="Tabla1.A1" office:value-type="string">
            <text:p text:style-name="P4">Anunciante</text:p>
          </table:table-cell>
          <table:table-cell table:style-name="Tabla1.A1" office:value-type="string">
            <text:p text:style-name="Table_20_Contents">1. El usuario llena el formulario del anuncio.<text:line-break/>2. El sistema valida la información y <text:span text:style-name="T1">la guarda en la base de datos</text:span><text:line-break/><text:span text:style-name="T1">3</text:span>. Si se aprueba, el sistema muestra el anuncio públicamente.</text:p>
          </table:table-cell>
          <table:table-cell table:style-name="Tabla1.A1" office:value-type="string">
            <text:p text:style-name="Table_20_Contents">Primario</text:p>
          </table:table-cell>
        </table:table-row>
        <table:table-row table:style-name="Tabla1.7">
          <table:table-cell table:style-name="Tabla1.A1" office:value-type="string">
            <text:p text:style-name="P6">6</text:p>
          </table:table-cell>
          <table:table-cell table:style-name="Tabla1.A1" office:value-type="string">
            <text:p text:style-name="Table_20_Contents">Crear una revista</text:p>
          </table:table-cell>
          <table:table-cell table:style-name="Tabla1.A1" office:value-type="string">
            <text:p text:style-name="P6">Editor</text:p>
          </table:table-cell>
          <table:table-cell table:style-name="Tabla1.A1" office:value-type="string">
            <text:p text:style-name="Table_20_Contents"><text:span text:style-name="T2">1. </text:span>El usuario <text:span text:style-name="T2">editor</text:span> selecciona la opción para crear una nueva revista desde su cuenta.</text:p>
            <text:p text:style-name="P7"><text:span text:style-name="T2">2. </text:span>El sistema muestra un formulario para ingresar los detalles de la revista, como nombre, descripción, categoría, fecha de creación, autor, y archivo PDF.</text:p>
            <text:p text:style-name="P7"><text:span text:style-name="T2">3.</text:span>El usuario completa el formulario con la información requerida.</text:p>
            <text:p text:style-name="P7"><text:span text:style-name="T2">4. </text:span>El sistema valida los datos ingresados y verifica si hay algún campo faltante o incorrecto.</text:p>
            <text:p text:style-name="Table_20_Contents">Si todos los datos son válidos, el sistema guarda la información de la revista en la base de datos y confirma la creación de la revista.</text:p>
            <text:p text:style-name="Table_20_Contents"><text:span text:style-name="T2">5. </text:span>El sistema notifica al usuario que la revista ha sido creada exitosamente y la muestra en su lista de revistas.</text:p>
          </table:table-cell>
          <table:table-cell table:style-name="Tabla1.A1" office:value-type="string">
            <text:p text:style-name="Table_20_Contents">Primario</text:p>
          </table:table-cell>
        </table:table-row>
        <text:soft-page-break/>
        <table:table-row>
          <table:table-cell table:style-name="Tabla1.A1" office:value-type="string">
            <text:p text:style-name="P6">7</text:p>
          </table:table-cell>
          <table:table-cell table:style-name="Tabla1.A1" office:value-type="string">
            <text:p text:style-name="Table_20_Contents">Editar una revista</text:p>
          </table:table-cell>
          <table:table-cell table:style-name="Tabla1.A1" office:value-type="string">
            <text:p text:style-name="P6">Editor</text:p>
          </table:table-cell>
          <table:table-cell table:style-name="Tabla1.A1" office:value-type="string">
            <text:p text:style-name="Table_20_Contents"><text:span text:style-name="T2">1. </text:span>El usuario selecciona la revista que desea editar.</text:p>
            <text:p text:style-name="Table_20_Contents"><text:span text:style-name="T2">2. </text:span>El sistema muestra un formulario prellenado con la información actual de la revista.</text:p>
            <text:p text:style-name="Table_20_Contents"><text:span text:style-name="T2">3. </text:span>El usuario realiza los cambios necesarios en el formulario (descripción, categoría, archivo PDF).</text:p>
            <text:p text:style-name="Table_20_Contents"><text:span text:style-name="T2">4. </text:span>El sistema valida los datos ingresados y verifica si hay algún campo faltante o incorrecto.</text:p>
            <text:p text:style-name="Table_20_Contents"><text:span text:style-name="T2">5. </text:span>Si todos los datos son válidos, el sistema actualiza la información de la revista en la base de datos.</text:p>
            <text:p text:style-name="Table_20_Contents"><text:span text:style-name="T2">6. </text:span>El sistema confirma que la revista ha sido actualizada exitosamente y muestra la versión actualizada en la lista de revistas del usuario.</text:p>
          </table:table-cell>
          <table:table-cell table:style-name="Tabla1.A1" office:value-type="string">
            <text:p text:style-name="P6">Primario</text:p>
          </table:table-cell>
        </table:table-row>
        <table:table-row>
          <table:table-cell table:style-name="Tabla1.A1" office:value-type="string">
            <text:p text:style-name="P8">8</text:p>
          </table:table-cell>
          <table:table-cell table:style-name="Tabla1.A1" office:value-type="string">
            <text:p text:style-name="Table_20_Contents">Suscribirse a una revista</text:p>
          </table:table-cell>
          <table:table-cell table:style-name="Tabla1.A1" office:value-type="string">
            <text:p text:style-name="P5">Suscriptor</text:p>
          </table:table-cell>
          <table:table-cell table:style-name="Tabla1.A1" office:value-type="string">
            <text:p text:style-name="Table_20_Contents"><text:span text:style-name="T3">1. </text:span>El usuario navega por el listado de revistas disponibles en el sistema.</text:p>
            <text:p text:style-name="Table_20_Contents"><text:span text:style-name="T3">2. </text:span>El usuario selecciona la opción para suscribirse a una revista específica.</text:p>
            <text:p text:style-name="Table_20_Contents"><text:span text:style-name="T3">3.</text:span>El sistema solicita la <text:span text:style-name="T3">fecha de suscripcion</text:span> del usuario para proceder con la suscripción.</text:p>
            <text:p text:style-name="Table_20_Contents"><text:span text:style-name="T3">4. </text:span>El sistema verifica que el usuario no esté ya suscrito a la revista.</text:p>
            <text:p text:style-name="Table_20_Contents"><text:span text:style-name="T3">5. </text:span>El sistema actualiza la base de datos para añadir la suscripción del usuario a la revista seleccionada.</text:p>
            <text:p text:style-name="Table_20_Contents"><text:span text:style-name="T3">6. </text:span>El sistema muestra un mensaje de confirmación de la suscripción exitosa.</text:p>
            <text:p text:style-name="Table_20_Contents"><text:span text:style-name="T3">7. </text:span>El sistema actualiza la interfaz de usuario para reflejar el cambio.</text:p>
          </table:table-cell>
          <table:table-cell table:style-name="Tabla1.A1" office:value-type="string">
            <text:p text:style-name="P8">Primario</text:p>
          </table:table-cell>
        </table:table-row>
        <table:table-row>
          <table:table-cell table:style-name="Tabla1.A1" office:value-type="string">
            <text:p text:style-name="P8">9</text:p>
          </table:table-cell>
          <table:table-cell table:style-name="Tabla1.A1" office:value-type="string">
            <text:p text:style-name="Table_20_Contents">Dar me gusta a una revista</text:p>
          </table:table-cell>
          <table:table-cell table:style-name="Tabla1.A1" office:value-type="string">
            <text:p text:style-name="P4">Suscriptor</text:p>
          </table:table-cell>
          <table:table-cell table:style-name="Tabla1.A1" office:value-type="string">
            <text:p text:style-name="P7">1. El <text:span text:style-name="T1">Suscriptor</text:span> hace clic en el botón de "Me gusta" de una revista.<text:line-break/>2. El sistema incrementa el número de likes en la revista seleccionada.</text:p>
          </table:table-cell>
          <table:table-cell table:style-name="Tabla1.A1" office:value-type="string">
            <text:p text:style-name="Table_20_Contents">Secundario</text:p>
          </table:table-cell>
        </table:table-row>
        <table:table-row>
          <table:table-cell table:style-name="Tabla1.A1" office:value-type="string">
            <text:p text:style-name="P8">10</text:p>
          </table:table-cell>
          <table:table-cell table:style-name="Tabla1.A1" office:value-type="string">
            <text:p text:style-name="Table_20_Contents">Comentar en una revista</text:p>
          </table:table-cell>
          <table:table-cell table:style-name="Tabla1.A1" office:value-type="string">
            <text:p text:style-name="P4">Suscriptor</text:p>
          </table:table-cell>
          <table:table-cell table:style-name="Tabla1.A1" office:value-type="string">
            <text:p text:style-name="P7">1. El <text:span text:style-name="T1">Suscriptor</text:span> ingresa un comentario en una revista.<text:line-break/>2. El sistema guarda el comentario y lo muestra en la lista de comentarios.</text:p>
          </table:table-cell>
          <table:table-cell table:style-name="Tabla1.A1" office:value-type="string">
            <text:p text:style-name="Table_20_Contents">Secundario</text:p>
          </table:table-cell>
        </table:table-row>
        <table:table-row table:style-name="Tabla1.12">
          <table:table-cell table:style-name="Tabla1.A1" office:value-type="string">
            <text:p text:style-name="P8">11</text:p>
          </table:table-cell>
          <table:table-cell table:style-name="Tabla1.A1" office:value-type="string">
            <text:p text:style-name="Table_20_Contents">Ver las revistas más populares</text:p>
          </table:table-cell>
          <table:table-cell table:style-name="Tabla1.A1" office:value-type="string">
            <text:p text:style-name="P6">Administrador</text:p>
          </table:table-cell>
          <table:table-cell table:style-name="Tabla1.A1" office:value-type="string">
            <text:p text:style-name="P7">1. El <text:span text:style-name="T2">Administrador</text:span> selecciona la opción para ver las revistas más populares.<text:line-break/>2. El sistema muestra un listado de revistas ordenadas por el número de likes.</text:p>
          </table:table-cell>
          <table:table-cell table:style-name="Tabla1.A1" office:value-type="string">
            <text:p text:style-name="Table_20_Contents">Secundario</text:p>
          </table:table-cell>
        </table:table-row>
        <text:soft-page-break/>
        <table:table-row>
          <table:table-cell table:style-name="Tabla1.A1" office:value-type="string">
            <text:p text:style-name="P6">1<text:span text:style-name="T3">2</text:span></text:p>
          </table:table-cell>
          <table:table-cell table:style-name="Tabla1.A1" office:value-type="string">
            <text:p text:style-name="Table_20_Contents">Ver las revistas más comentadas</text:p>
          </table:table-cell>
          <table:table-cell table:style-name="Tabla1.A1" office:value-type="string">
            <text:p text:style-name="P6">Administrador</text:p>
          </table:table-cell>
          <table:table-cell table:style-name="Tabla1.A1" office:value-type="string">
            <text:p text:style-name="P7">1. El <text:span text:style-name="T2">Administrador</text:span> selecciona la opción para ver las revistas más comentadas.<text:line-break/>2. El sistema muestra un listado de revistas ordenadas por el número de comentarios.</text:p>
          </table:table-cell>
          <table:table-cell table:style-name="Tabla1.A1" office:value-type="string">
            <text:p text:style-name="Table_20_Contents">Secundario</text:p>
          </table:table-cell>
        </table:table-row>
        <table:table-row table:style-name="Tabla1.14">
          <table:table-cell table:style-name="Tabla1.A1" office:value-type="string">
            <text:p text:style-name="Table_20_Contents">1<text:span text:style-name="T3">3</text:span></text:p>
          </table:table-cell>
          <table:table-cell table:style-name="Tabla1.A1" office:value-type="string">
            <text:p text:style-name="Table_20_Contents">Ver el perfil de usuario</text:p>
          </table:table-cell>
          <table:table-cell table:style-name="Tabla1.A1" office:value-type="string">
            <text:p text:style-name="Table_20_Contents">Usuario</text:p>
          </table:table-cell>
          <table:table-cell table:style-name="Tabla1.A1" office:value-type="string">
            <text:p text:style-name="Table_20_Contents">1. El usuario accede a su perfil.<text:line-break/>2. El sistema muestra la información personal y financiera del usuario.</text:p>
          </table:table-cell>
          <table:table-cell table:style-name="Tabla1.A1" office:value-type="string">
            <text:p text:style-name="Table_20_Contents">Secundario</text:p>
          </table:table-cell>
        </table:table-row>
        <table:table-row table:style-name="Tabla1.15">
          <table:table-cell table:style-name="Tabla1.A1" office:value-type="string">
            <text:p text:style-name="Table_20_Contents">1<text:span text:style-name="T3">4</text:span></text:p>
          </table:table-cell>
          <table:table-cell table:style-name="Tabla1.A1" office:value-type="string">
            <text:p text:style-name="Table_20_Contents">Editar información de perfil</text:p>
          </table:table-cell>
          <table:table-cell table:style-name="Tabla1.A1" office:value-type="string">
            <text:p text:style-name="P6">Usuario</text:p>
          </table:table-cell>
          <table:table-cell table:style-name="Tabla1.A1" office:value-type="string">
            <text:p text:style-name="Table_20_Contents">1. El usuario modifica los datos de su perfil.<text:line-break/>2. El sistema valida y guarda los cambios realizados.</text:p>
          </table:table-cell>
          <table:table-cell table:style-name="Tabla1.A1" office:value-type="string">
            <text:p text:style-name="Standard">Secundario</text:p>
          </table:table-cell>
        </table:table-row>
        <table:table-row>
          <table:table-cell table:style-name="Tabla1.A1" office:value-type="string">
            <text:p text:style-name="P8">15</text:p>
          </table:table-cell>
          <table:table-cell table:style-name="Tabla1.A1" office:value-type="string">
            <text:p text:style-name="Table_20_Contents">Cerrar sesión</text:p>
          </table:table-cell>
          <table:table-cell table:style-name="Tabla1.A1" office:value-type="string">
            <text:p text:style-name="P8">Usuario</text:p>
          </table:table-cell>
          <table:table-cell table:style-name="Tabla1.A1" office:value-type="string">
            <text:p text:style-name="P10"><text:span text:style-name="T3">1. </text:span>El usuario selecciona la opción para cerrar sesión en la interfaz de usuario.</text:p>
            <text:p text:style-name="P10"><text:span text:style-name="T3">2. </text:span>El sistema cierra la sesión activa del usuario, invalidando la sesión en el servidor.</text:p>
            <text:p text:style-name="P10"><text:span text:style-name="T3">3. </text:span>El sistema redirige al usuario a la página de inicio de sesión o.</text:p>
            <text:p text:style-name="P10"><text:span text:style-name="T3">4. </text:span>El sistema muestra un mensaje de confirmación indicando que la sesión ha sido cerrada exitosamente.</text:p>
          </table:table-cell>
          <table:table-cell table:style-name="Tabla1.A1" office:value-type="string">
            <text:p text:style-name="P2">Primario</text:p>
          </table:table-cell>
        </table:table-row>
        <table:table-row table:style-name="Tabla1.17">
          <table:table-cell table:style-name="Tabla1.A1" office:value-type="string">
            <text:p text:style-name="P8">16</text:p>
          </table:table-cell>
          <table:table-cell table:style-name="Tabla1.A1" office:value-type="string">
            <text:p text:style-name="Table_20_Contents">Cambiar el costo de una revista</text:p>
          </table:table-cell>
          <table:table-cell table:style-name="Tabla1.A1" office:value-type="string">
            <text:p text:style-name="P8">Administrador</text:p>
          </table:table-cell>
          <table:table-cell table:style-name="Tabla1.A1" office:value-type="string">
            <text:p text:style-name="P10"><text:span text:style-name="T3">1. </text:span>El administrador accede al sistema de gestión de revistas.</text:p>
            <text:p text:style-name="P10"><text:span text:style-name="T3">2. </text:span>El administrador selecciona la revista cuyo costo desea cambiar.</text:p>
            <text:p text:style-name="P10"><text:span text:style-name="T3">3. </text:span>El sistema muestra los detalles actuales de la revista, incluyendo el costo.</text:p>
            <text:p text:style-name="P10"><text:span text:style-name="T3">4. </text:span>El administrador ingresa el nuevo costo para la revista.</text:p>
            <text:p text:style-name="P10"><text:span text:style-name="T3">5. </text:span>El administrador confirma el cambio del costo.</text:p>
            <text:p text:style-name="P10"><text:span text:style-name="T3">6. </text:span>El sistema valida el nuevo costo ingresado (asegurando que sea un valor positivo).</text:p>
            <text:p text:style-name="P10"><text:span text:style-name="T3">7. </text:span>El sistema actualiza la base de datos con el nuevo costo de la revista.</text:p>
            <text:p text:style-name="P10"><text:span text:style-name="T3">8. </text:span>El sistema muestra un mensaje de confirmación de que el costo ha sido actualizado exitosamente.</text:p>
          </table:table-cell>
          <table:table-cell table:style-name="Tabla1.A1" office:value-type="string">
            <text:p text:style-name="P2">Primario</text:p>
          </table:table-cell>
        </table:table-row>
        <text:soft-page-break/>
        <table:table-row table:style-name="Tabla1.17">
          <table:table-cell table:style-name="Tabla1.A1" office:value-type="string">
            <text:p text:style-name="P8">17</text:p>
          </table:table-cell>
          <table:table-cell table:style-name="Tabla1.A1" office:value-type="string">
            <text:p text:style-name="Table_20_Contents">Cambiar el costo global de una revista</text:p>
          </table:table-cell>
          <table:table-cell table:style-name="Tabla1.A1" office:value-type="string">
            <text:p text:style-name="P8">Administrador </text:p>
          </table:table-cell>
          <table:table-cell table:style-name="Tabla1.A1" office:value-type="string">
            <text:p text:style-name="P10"><text:span text:style-name="T4">1. </text:span>Iniciar sesión: El administrador accede al sistema de gestión de revistas.</text:p>
            <text:p text:style-name="P10"><text:span text:style-name="T4">2. </text:span>El administrador navega hasta la sección de gestión de costos <text:span text:style-name="T4">por revista</text:span></text:p>
            <text:p text:style-name="P10"><text:span text:style-name="T4">3. </text:span>El sistema muestra el costo global actual de la<text:span text:style-name="T4">s</text:span> revista<text:span text:style-name="T4">s</text:span>.</text:p>
            <text:p text:style-name="P10"><text:span text:style-name="T4">4. </text:span>El administrador ingresa el nuevo costo global deseado.</text:p>
            <text:p text:style-name="P10"><text:span text:style-name="T4">5. </text:span>El administrador confirma la modificación del costo global.</text:p>
            <text:p text:style-name="P11"><text:span text:style-name="T4">6. </text:span>El sistema valida el nuevo costo ingresado (asegurando que sea un valor positivo).</text:p>
            <text:p text:style-name="P11"><text:span text:style-name="T4">7. </text:span>El sistema actualiza la base de datos con el nuevo costo global para la<text:span text:style-name="T4">s</text:span> revista<text:span text:style-name="T4">s</text:span>.</text:p>
            <text:p text:style-name="P10"><text:span text:style-name="T4">8. </text:span>El sistema muestra un mensaje de confirmación indicando que el costo global ha sido actualizado exitosamente.</text:p>
            <text:p text:style-name="P10"><text:span text:style-name="T4">9. </text:span>Actualizar interfaz de usuario: El sistema actualiza la interfaz de usuario para reflejar el nuevo costo global de la<text:span text:style-name="T4">s</text:span> revista<text:span text:style-name="T4">s</text:span>.</text:p>
          </table:table-cell>
          <table:table-cell table:style-name="Tabla1.A1" office:value-type="string">
            <text:p text:style-name="P3">Primario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2:29:11.696467223</meta:creation-date>
    <dc:date>2024-09-19T13:09:02.368367586</dc:date>
    <meta:editing-duration>PT4M27S</meta:editing-duration>
    <meta:editing-cycles>1</meta:editing-cycles>
    <meta:document-statistic meta:table-count="1" meta:image-count="0" meta:object-count="0" meta:page-count="4" meta:paragraph-count="124" meta:word-count="983" meta:character-count="5787" meta:non-whitespace-character-count="4927"/>
    <meta:generator>LibreOffice/24.2.5.2$Linux_X86_64 LibreOffice_project/420$Build-2</meta:generator>
  </office:meta>
</office:document-meta>
</file>